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officeooo:rsid="0012d975" officeooo:paragraph-rsid="0012d975" style:font-size-asian="15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114b59" officeooo:paragraph-rsid="00114b59" style:font-size-asian="15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italic" fo:font-weight="normal" officeooo:rsid="0012d975" officeooo:paragraph-rsid="0012d975"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bold" officeooo:rsid="00211f24" officeooo:paragraph-rsid="00211f24"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26c068" officeooo:paragraph-rsid="0026c068"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bold" officeooo:rsid="0012d975" officeooo:paragraph-rsid="0012d975"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fo:font-weight="bold" officeooo:rsid="0017e94f" officeooo:paragraph-rsid="0017e94f"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191d24" officeooo:paragraph-rsid="00191d24"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1acff5" officeooo:paragraph-rsid="001acff5"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officeooo:rsid="001acff5" officeooo:paragraph-rsid="002b0f2a"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1acff5" officeooo:paragraph-rsid="003ec8ce"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2b0f2a" officeooo:paragraph-rsid="002b0f2a"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normal" officeooo:rsid="00191d24" officeooo:paragraph-rsid="00191d2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11f24" officeooo:paragraph-rsid="002134f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32b0c" officeooo:paragraph-rsid="00211f2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389fe" officeooo:paragraph-rsid="001acff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389fe" officeooo:paragraph-rsid="001c0660"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389fe" officeooo:paragraph-rsid="001e6444"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389fe" officeooo:paragraph-rsid="001ed7a0"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2d975" officeooo:paragraph-rsid="0012d97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7e94f" officeooo:paragraph-rsid="0017e94f"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91d24" officeooo:paragraph-rsid="00191d24"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70baa" officeooo:paragraph-rsid="00170baa"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b0f2a" officeooo:paragraph-rsid="002b0f2a" style:font-size-asian="12pt" style:font-style-asian="normal" style:font-weight-asian="normal" style:font-size-complex="12pt" style:font-style-complex="normal" style:font-weight-complex="normal"/>
    </style:style>
    <style:style style:name="P25" style:family="paragraph" style:parent-style-name="Standard">
      <style:paragraph-properties style:line-height-at-least="0.198in"/>
      <style:text-properties fo:color="#d4d4d4" style:font-name="Droid Sans Mono" fo:font-size="10.5pt" fo:font-weight="normal" fo:background-color="#1e1e1e"/>
    </style:style>
    <style:style style:name="P26" style:family="paragraph" style:parent-style-name="Standard">
      <style:paragraph-properties fo:text-align="start" style:justify-single-word="false"/>
      <style:text-properties fo:color="#d4d4d4" style:font-name="Droid Sans Mono" fo:font-size="10.5pt" fo:font-weight="normal" officeooo:rsid="0039437c" officeooo:paragraph-rsid="0039437c" fo:background-color="#1e1e1e" style:font-weight-asian="normal" style:font-weight-complex="normal"/>
    </style:style>
    <style:style style:name="P27" style:family="paragraph" style:parent-style-name="Standard">
      <style:paragraph-properties fo:text-align="start" style:justify-single-word="false"/>
      <style:text-properties fo:color="#d4d4d4" style:font-name="Droid Sans Mono" fo:font-size="10.5pt" fo:font-style="normal" fo:font-weight="normal" officeooo:rsid="001389fe" officeooo:paragraph-rsid="001ed7a0" fo:background-color="#1e1e1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d4d4d4" style:font-name="Droid Sans Mono" fo:font-size="12pt" fo:font-style="normal" fo:font-weight="normal" officeooo:rsid="0017e94f" officeooo:paragraph-rsid="0017e94f" fo:background-color="#1e1e1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officeooo:paragraph-rsid="00211f24"/>
    </style:style>
    <style:style style:name="P30" style:family="paragraph" style:parent-style-name="Standard">
      <style:paragraph-properties fo:text-align="start" style:justify-single-word="false"/>
      <style:text-properties officeooo:paragraph-rsid="00416e63"/>
    </style:style>
    <style:style style:name="P31" style:family="paragraph" style:parent-style-name="Standard">
      <style:paragraph-properties fo:text-align="start" style:justify-single-word="false"/>
      <style:text-properties fo:font-weight="bold" officeooo:rsid="0026c068" officeooo:paragraph-rsid="0026c068" style:font-weight-asian="bold" style:font-weight-complex="bold"/>
    </style:style>
    <style:style style:name="P32" style:family="paragraph" style:parent-style-name="Standard">
      <style:paragraph-properties fo:text-align="start" style:justify-single-word="false"/>
      <style:text-properties fo:font-weight="bold" officeooo:rsid="0028abea" officeooo:paragraph-rsid="0028abea" style:font-weight-asian="bold" style:font-weight-complex="bold"/>
    </style:style>
    <style:style style:name="P33" style:family="paragraph" style:parent-style-name="Standard">
      <style:paragraph-properties fo:text-align="start" style:justify-single-word="false"/>
      <style:text-properties fo:font-weight="bold" officeooo:rsid="002c860c" officeooo:paragraph-rsid="002c860c" style:font-weight-asian="bold" style:font-weight-complex="bold"/>
    </style:style>
    <style:style style:name="P34" style:family="paragraph" style:parent-style-name="Standard">
      <style:paragraph-properties fo:text-align="start" style:justify-single-word="false"/>
      <style:text-properties fo:font-weight="bold" officeooo:rsid="002f9f1c" officeooo:paragraph-rsid="002f9f1c" style:font-weight-asian="bold" style:font-weight-complex="bold"/>
    </style:style>
    <style:style style:name="P35" style:family="paragraph" style:parent-style-name="Standard">
      <style:paragraph-properties fo:text-align="start" style:justify-single-word="false"/>
      <style:text-properties fo:font-weight="bold" officeooo:rsid="0032a6be" officeooo:paragraph-rsid="0032a6be" style:font-weight-asian="bold" style:font-weight-complex="bold"/>
    </style:style>
    <style:style style:name="P36" style:family="paragraph" style:parent-style-name="Standard">
      <style:paragraph-properties fo:text-align="start" style:justify-single-word="false"/>
      <style:text-properties fo:font-weight="bold" officeooo:rsid="00343e01" officeooo:paragraph-rsid="00343e01" style:font-weight-asian="bold" style:font-weight-complex="bold"/>
    </style:style>
    <style:style style:name="P37" style:family="paragraph" style:parent-style-name="Standard">
      <style:paragraph-properties fo:text-align="start" style:justify-single-word="false"/>
      <style:text-properties fo:font-weight="bold" officeooo:rsid="00343e01" officeooo:paragraph-rsid="0036fe5f" style:font-weight-asian="bold" style:font-weight-complex="bold"/>
    </style:style>
    <style:style style:name="P38" style:family="paragraph" style:parent-style-name="Standard">
      <style:paragraph-properties fo:text-align="start" style:justify-single-word="false"/>
      <style:text-properties fo:font-weight="bold" officeooo:rsid="0039437c" officeooo:paragraph-rsid="0039437c" style:font-weight-asian="bold" style:font-weight-complex="bold"/>
    </style:style>
    <style:style style:name="P39" style:family="paragraph" style:parent-style-name="Standard">
      <style:paragraph-properties fo:text-align="start" style:justify-single-word="false"/>
      <style:text-properties fo:font-weight="bold" officeooo:rsid="00404887" officeooo:paragraph-rsid="0039437c" style:font-weight-asian="bold" style:font-weight-complex="bold"/>
    </style:style>
    <style:style style:name="P40" style:family="paragraph" style:parent-style-name="Standard">
      <style:paragraph-properties fo:text-align="start" style:justify-single-word="false"/>
      <style:text-properties fo:font-weight="bold" officeooo:rsid="00416e63" officeooo:paragraph-rsid="00416e63" style:font-weight-asian="bold" style:font-weight-complex="bold"/>
    </style:style>
    <style:style style:name="P41" style:family="paragraph" style:parent-style-name="Standard">
      <style:paragraph-properties fo:text-align="start" style:justify-single-word="false"/>
      <style:text-properties fo:font-weight="normal" officeooo:rsid="0026c068" officeooo:paragraph-rsid="0026c068" style:font-weight-asian="normal" style:font-weight-complex="normal"/>
    </style:style>
    <style:style style:name="P42" style:family="paragraph" style:parent-style-name="Standard">
      <style:paragraph-properties fo:text-align="start" style:justify-single-word="false"/>
      <style:text-properties fo:font-weight="normal" officeooo:rsid="0028abea" officeooo:paragraph-rsid="0028abea" style:font-weight-asian="normal" style:font-weight-complex="normal"/>
    </style:style>
    <style:style style:name="P43" style:family="paragraph" style:parent-style-name="Standard">
      <style:paragraph-properties fo:text-align="start" style:justify-single-word="false"/>
      <style:text-properties fo:font-weight="normal" officeooo:rsid="002c860c" officeooo:paragraph-rsid="002c860c" style:font-weight-asian="normal" style:font-weight-complex="normal"/>
    </style:style>
    <style:style style:name="P44" style:family="paragraph" style:parent-style-name="Standard">
      <style:paragraph-properties fo:text-align="start" style:justify-single-word="false"/>
      <style:text-properties fo:font-weight="normal" officeooo:rsid="002f9f1c" officeooo:paragraph-rsid="002f9f1c" style:font-weight-asian="normal" style:font-weight-complex="normal"/>
    </style:style>
    <style:style style:name="P45" style:family="paragraph" style:parent-style-name="Standard">
      <style:paragraph-properties fo:text-align="start" style:justify-single-word="false"/>
      <style:text-properties fo:font-weight="normal" officeooo:rsid="0032a6be" officeooo:paragraph-rsid="0032a6be" style:font-weight-asian="normal" style:font-weight-complex="normal"/>
    </style:style>
    <style:style style:name="P46" style:family="paragraph" style:parent-style-name="Standard">
      <style:paragraph-properties fo:text-align="start" style:justify-single-word="false"/>
      <style:text-properties fo:font-weight="normal" officeooo:rsid="00343e01" officeooo:paragraph-rsid="00343e01" style:font-weight-asian="normal" style:font-weight-complex="normal"/>
    </style:style>
    <style:style style:name="P47" style:family="paragraph" style:parent-style-name="Standard">
      <style:paragraph-properties fo:text-align="start" style:justify-single-word="false"/>
      <style:text-properties fo:font-weight="normal" officeooo:rsid="00343e01" officeooo:paragraph-rsid="0036fe5f" style:font-weight-asian="normal" style:font-weight-complex="normal"/>
    </style:style>
    <style:style style:name="P48" style:family="paragraph" style:parent-style-name="Standard">
      <style:paragraph-properties fo:text-align="start" style:justify-single-word="false"/>
      <style:text-properties fo:font-weight="normal" officeooo:rsid="0039437c" officeooo:paragraph-rsid="0039437c" style:font-weight-asian="normal" style:font-weight-complex="normal"/>
    </style:style>
    <style:style style:name="P49" style:family="paragraph" style:parent-style-name="Standard">
      <style:paragraph-properties fo:text-align="start" style:justify-single-word="false"/>
      <style:text-properties fo:font-weight="normal" officeooo:rsid="00416e63" officeooo:paragraph-rsid="00416e63" style:font-weight-asian="normal" style:font-weight-complex="normal"/>
    </style:style>
    <style:style style:name="P50" style:family="paragraph" style:parent-style-name="Standard">
      <style:paragraph-properties fo:text-align="start" style:justify-single-word="false"/>
      <style:text-properties officeooo:rsid="0027764b" officeooo:paragraph-rsid="0027764b"/>
    </style:style>
    <style:style style:name="P51" style:family="paragraph" style:parent-style-name="Standard">
      <style:paragraph-properties fo:text-align="start" style:justify-single-word="false"/>
      <style:text-properties fo:font-size="14pt" fo:font-style="normal" fo:font-weight="bold" officeooo:rsid="002b0f2a" officeooo:paragraph-rsid="002b0f2a" style:font-size-asian="14pt" style:font-style-asian="normal" style:font-weight-asian="bold" style:font-size-complex="14pt" style:font-style-complex="normal" style:font-weight-complex="bold"/>
    </style:style>
    <style:style style:name="P52" style:family="paragraph" style:parent-style-name="Standard">
      <style:paragraph-properties style:line-height-at-least="0.198in"/>
      <style:text-properties fo:color="#c586c0" style:font-name="Droid Sans Mono" fo:font-size="10.5pt" fo:font-weight="normal" fo:background-color="#1e1e1e"/>
    </style:style>
    <style:style style:name="P53" style:family="paragraph" style:parent-style-name="Standard">
      <style:paragraph-properties fo:text-align="start" style:justify-single-word="false"/>
      <style:text-properties fo:font-size="11pt" fo:font-weight="normal" officeooo:rsid="00416e63" officeooo:paragraph-rsid="00416e63" style:font-size-asian="11pt" style:font-weight-asian="normal" style:font-size-complex="11pt" style:font-weight-complex="normal"/>
    </style:style>
    <style:style style:name="P54" style:family="paragraph" style:parent-style-name="Text_20_body">
      <style:paragraph-properties fo:text-align="start" style:justify-single-word="false"/>
      <style:text-properties fo:font-weight="normal" officeooo:rsid="00416e63" officeooo:paragraph-rsid="00416e63" style:font-weight-asian="normal" style:font-weight-complex="normal"/>
    </style:style>
    <style:style style:name="P55" style:family="paragraph" style:parent-style-name="Text_20_body">
      <style:text-properties officeooo:paragraph-rsid="0042bc16"/>
    </style:style>
    <style:style style:name="P56" style:family="paragraph" style:parent-style-name="Text_20_body">
      <style:paragraph-properties fo:text-align="start" style:justify-single-word="false"/>
      <style:text-properties fo:font-size="11pt" fo:font-weight="normal" officeooo:rsid="00416e63" officeooo:paragraph-rsid="00416e63" style:font-size-asian="11pt" style:font-weight-asian="normal" style:font-size-complex="11pt" style:font-weight-complex="normal"/>
    </style:style>
    <style:style style:name="P57" style:family="paragraph" style:parent-style-name="Text_20_body">
      <style:text-properties fo:font-size="11pt" style:font-size-asian="11pt" style:font-size-complex="11pt"/>
    </style:style>
    <style:style style:name="P58" style:family="paragraph" style:parent-style-name="Preformatted_20_Text">
      <style:paragraph-properties fo:margin-top="0in" fo:margin-bottom="0.1965in" loext:contextual-spacing="false"/>
    </style:style>
    <style:style style:name="P59" style:family="paragraph" style:parent-style-name="Standard">
      <style:paragraph-properties style:line-height-at-least="0.198in"/>
      <style:text-properties fo:color="#d4d4d4" style:font-name="Droid Sans Mono" fo:font-size="10.5pt" fo:font-weight="normal" fo:background-color="#1e1e1e"/>
    </style:style>
    <style:style style:name="P60" style:family="paragraph" style:parent-style-name="Standard">
      <style:paragraph-properties fo:text-align="start" style:justify-single-word="false"/>
      <style:text-properties fo:color="#d4d4d4" style:font-name="Droid Sans Mono" fo:font-size="10.5pt" fo:font-weight="normal" officeooo:rsid="00416e63" officeooo:paragraph-rsid="00416e63" fo:background-color="#1e1e1e" style:font-size-asian="11pt" style:font-weight-asian="normal" style:font-size-complex="11pt" style:font-weight-complex="normal"/>
    </style:style>
    <style:style style:name="P61" style:family="paragraph" style:parent-style-name="Standard">
      <style:paragraph-properties style:line-height-at-least="0.198in"/>
    </style:style>
    <style:style style:name="P62" style:family="paragraph" style:parent-style-name="Standard">
      <style:paragraph-properties fo:margin-top="0in" fo:margin-bottom="0.1965in" loext:contextual-spacing="false"/>
      <style:text-properties fo:color="#d4d4d4" style:font-name="Droid Sans Mono" fo:font-size="10.5pt" fo:font-weight="normal" fo:background-color="#1e1e1e"/>
    </style:style>
    <style:style style:name="P63" style:family="paragraph" style:parent-style-name="Text_20_body" style:list-style-name="L1"/>
    <style:style style:name="P64" style:family="paragraph" style:parent-style-name="Text_20_body">
      <style:text-properties fo:font-weight="bold" officeooo:rsid="0044b17c" officeooo:paragraph-rsid="0044b17c" style:font-weight-asian="bold" style:font-weight-complex="bold"/>
    </style:style>
    <style:style style:name="P65" style:family="paragraph" style:parent-style-name="Text_20_body" style:list-style-name="L2"/>
    <style:style style:name="P66" style:family="paragraph" style:parent-style-name="Text_20_body">
      <style:paragraph-properties fo:text-align="start" style:justify-single-word="false"/>
      <style:text-properties fo:font-size="11pt" fo:font-weight="normal" officeooo:rsid="00416e63" officeooo:paragraph-rsid="00416e63" style:font-size-asian="11pt" style:font-weight-asian="normal" style:font-size-complex="11pt" style:font-weight-complex="normal"/>
    </style:style>
    <style:style style:name="P67" style:family="paragraph" style:parent-style-name="Text_20_body">
      <style:paragraph-properties fo:text-align="start" style:justify-single-word="false"/>
      <style:text-properties officeooo:paragraph-rsid="00416e63"/>
    </style:style>
    <style:style style:name="P68" style:family="paragraph" style:parent-style-name="Text_20_body" style:list-style-name="L3"/>
    <style:style style:name="P69" style:family="paragraph" style:parent-style-name="Text_20_body" style:list-style-name="L3">
      <style:paragraph-properties fo:margin-top="0in" fo:margin-bottom="0in" loext:contextual-spacing="false"/>
    </style:style>
    <style:style style:name="T1" style:family="text">
      <style:text-properties fo:color="#dcdcaa"/>
    </style:style>
    <style:style style:name="T2" style:family="text">
      <style:text-properties fo:color="#dcdcaa" fo:font-weight="bold" officeooo:rsid="00404887" style:font-weight-asian="bold" style:font-weight-complex="bold"/>
    </style:style>
    <style:style style:name="T3" style:family="text">
      <style:text-properties fo:color="#9cdcfe"/>
    </style:style>
    <style:style style:name="T4" style:family="text">
      <style:text-properties fo:color="#9cdcfe" fo:font-weight="bold" officeooo:rsid="00404887" style:font-weight-asian="bold" style:font-weight-complex="bold"/>
    </style:style>
    <style:style style:name="T5" style:family="text">
      <style:text-properties fo:font-weight="bold" officeooo:rsid="001acff5" style:font-weight-asian="bold" style:font-weight-complex="bold"/>
    </style:style>
    <style:style style:name="T6" style:family="text">
      <style:text-properties fo:font-weight="bold" officeooo:rsid="001c0660" style:font-weight-asian="bold" style:font-weight-complex="bold"/>
    </style:style>
    <style:style style:name="T7" style:family="text">
      <style:text-properties fo:font-weight="bold" officeooo:rsid="001e6444" style:font-weight-asian="bold" style:font-weight-complex="bold"/>
    </style:style>
    <style:style style:name="T8" style:family="text">
      <style:text-properties fo:font-weight="bold" officeooo:rsid="00404887" style:font-weight-asian="bold" style:font-weight-complex="bold"/>
    </style:style>
    <style:style style:name="T9" style:family="text">
      <style:text-properties fo:font-weight="bold" officeooo:rsid="004244fd" style:font-weight-asian="bold" style:font-weight-complex="bold"/>
    </style:style>
    <style:style style:name="T10" style:family="text">
      <style:text-properties fo:font-weight="bold" officeooo:rsid="0042bc16" style:font-weight-asian="bold" style:font-weight-complex="bold"/>
    </style:style>
    <style:style style:name="T11" style:family="text">
      <style:text-properties officeooo:rsid="001acff5"/>
    </style:style>
    <style:style style:name="T12" style:family="text">
      <style:text-properties style:font-size-asian="12pt"/>
    </style:style>
    <style:style style:name="T13" style:family="text">
      <style:text-properties fo:font-style="italic" officeooo:rsid="001acff5" style:font-style-asian="italic" style:font-style-complex="italic"/>
    </style:style>
    <style:style style:name="T14" style:family="text">
      <style:text-properties fo:font-style="italic" fo:font-weight="bold" officeooo:rsid="001acff5" style:font-style-asian="italic" style:font-weight-asian="bold" style:font-style-complex="italic" style:font-weight-complex="bold"/>
    </style:style>
    <style:style style:name="T15" style:family="text">
      <style:text-properties officeooo:rsid="001c0660"/>
    </style:style>
    <style:style style:name="T16" style:family="text">
      <style:text-properties officeooo:rsid="001e6444"/>
    </style:style>
    <style:style style:name="T17" style:family="text">
      <style:text-properties officeooo:rsid="001ed7a0"/>
    </style:style>
    <style:style style:name="T18" style:family="text">
      <style:text-properties fo:color="#ce9178"/>
    </style:style>
    <style:style style:name="T1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11f24"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23423"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32b0c"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24e255" style:font-size-asian="10.5pt" style:font-style-asian="normal" style:font-weight-asian="normal" style:font-size-complex="12pt" style:font-style-complex="normal" style:font-weight-complex="normal"/>
    </style:style>
    <style:style style:name="T24" style:family="text">
      <style:text-properties fo:font-size="12pt" fo:font-style="normal" style:font-size-asian="10.5pt" style:font-style-asian="normal" style:font-size-complex="12pt" style:font-style-complex="normal"/>
    </style:style>
    <style:style style:name="T25" style:family="text">
      <style:text-properties fo:font-size="12pt" fo:font-style="normal" officeooo:rsid="00232b0c" style:font-size-asian="10.5pt" style:font-style-asian="normal" style:font-size-complex="12pt" style:font-style-complex="normal"/>
    </style:style>
    <style:style style:name="T26" style:family="text">
      <style:text-properties officeooo:rsid="0029a65d"/>
    </style:style>
    <style:style style:name="T27" style:family="text">
      <style:text-properties fo:font-weight="normal" style:font-weight-asian="normal" style:font-weight-complex="normal"/>
    </style:style>
    <style:style style:name="T28" style:family="text">
      <style:text-properties fo:font-weight="normal" officeooo:rsid="002b0f2a" style:font-weight-asian="normal" style:font-weight-complex="normal"/>
    </style:style>
    <style:style style:name="T29" style:family="text">
      <style:text-properties fo:font-weight="normal" officeooo:rsid="00416e63" style:font-weight-asian="normal" style:font-weight-complex="normal"/>
    </style:style>
    <style:style style:name="T30" style:family="text">
      <style:text-properties fo:font-weight="normal" officeooo:rsid="004244fd" style:font-weight-asian="normal" style:font-weight-complex="normal"/>
    </style:style>
    <style:style style:name="T31" style:family="text">
      <style:text-properties officeooo:rsid="002c860c"/>
    </style:style>
    <style:style style:name="T32" style:family="text">
      <style:text-properties officeooo:rsid="0037ede5"/>
    </style:style>
    <style:style style:name="T33" style:family="text">
      <style:text-properties fo:color="#c586c0"/>
    </style:style>
    <style:style style:name="T34" style:family="text">
      <style:text-properties fo:color="#c586c0" fo:font-weight="bold" officeooo:rsid="00404887" style:font-weight-asian="bold" style:font-weight-complex="bold"/>
    </style:style>
    <style:style style:name="T35" style:family="text">
      <style:text-properties fo:color="#6a9955"/>
    </style:style>
    <style:style style:name="T36" style:family="text">
      <style:text-properties fo:color="#6a9955" fo:font-weight="bold" officeooo:rsid="00404887" style:font-weight-asian="bold" style:font-weight-complex="bold"/>
    </style:style>
    <style:style style:name="T37" style:family="text">
      <style:text-properties fo:color="#b5cea8"/>
    </style:style>
    <style:style style:name="T38" style:family="text">
      <style:text-properties officeooo:rsid="004295d6"/>
    </style:style>
    <style:style style:name="T39" style:family="text">
      <style:text-properties officeooo:rsid="0042bc16"/>
    </style:style>
    <style:style style:name="T40" style:family="text">
      <style:text-properties fo:font-size="11pt" style:font-size-asian="11pt" style:font-size-complex="11pt"/>
    </style:style>
    <style:style style:name="T41" style:family="text">
      <style:text-properties fo:font-size="11pt" officeooo:rsid="004295d6" style:font-size-asian="11pt" style:font-size-complex="11pt"/>
    </style:style>
    <style:style style:name="T42" style:family="text">
      <style:text-properties fo:font-size="11pt" fo:font-weight="normal" officeooo:rsid="00416e63" style:font-size-asian="11pt" style:font-weight-asian="normal" style:font-size-complex="11pt" style:font-weight-complex="normal"/>
    </style:style>
    <style:style style:name="T43" style:family="text">
      <style:text-properties fo:color="#569cd6"/>
    </style:style>
    <style:style style:name="T44" style:family="text">
      <style:text-properties fo:color="#4ec9b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FT</text:p>
      <text:p text:style-name="P2"/>
      <text:p text:style-name="P2"/>
      <text:p text:style-name="P12">Useful Links</text:p>
      <text:p text:style-name="P10"/>
      <text:p text:style-name="P10"><text:a xlink:type="simple" xlink:href="https://stackoverflowteams.com/c/42network/questions/1604/1605?newreg=377e07ddd3c546ad86df7acb5c6f7648" text:style-name="Internet_20_link" text:visited-style-name="Visited_20_Internet_20_Link"><text:span text:style-name="T27">https://stackoverflowteams.com/c/42network/questions/1604/1605?newreg=377e07ddd3c546ad86df7acb5c6f7648</text:span></text:a><text:span text:style-name="T27"> </text:span><text:span text:style-name="T28">Makefile tutorial<text:line-break/></text:span></text:p>
      <text:p text:style-name="P10"><text:a xlink:type="simple" xlink:href="http://www.makefiletutorial.com/" text:style-name="Internet_20_link" text:visited-style-name="Visited_20_Internet_20_Link"><text:span text:style-name="T28">www.makefiletutorial.com</text:span></text:a></text:p>
      <text:p text:style-name="P24"/>
      <text:p text:style-name="P10"><text:a xlink:type="simple" xlink:href="https://www.geeksforgeeks.org/what-is-linked-list/" text:style-name="Internet_20_link" text:visited-style-name="Visited_20_Internet_20_Link"><text:span text:style-name="T28">https://www.geeksforgeeks.org/what-is-linked-list/</text:span></text:a></text:p>
      <text:p text:style-name="P24"/>
      <text:p text:style-name="P11"><text:a xlink:type="simple" xlink:href="https://42-cursus.gitbook.io/guide/rank-00/libft/bonus-functions/ft_lstdelone" text:style-name="Internet_20_link" text:visited-style-name="Visited_20_Internet_20_Link"><text:span text:style-name="T28">https://42-cursus.gitbook.io/guide/rank-00/libft/bonus-functions/ft_lstdelone</text:span></text:a><text:span text:style-name="T28"><text:line-break/><text:line-break/>http://pulgamecanica.herokuapp.com/posts/makefiles<text:line-break/></text:span><text:line-break/></text:p>
      <text:p text:style-name="P11"/>
      <text:p text:style-name="P11">Makefile:</text:p>
      <text:p text:style-name="P9"/>
      <text:p text:style-name="P16"><text:span text:style-name="T14">Name</text:span><text:span text:style-name="T13"> </text:span><text:span text:style-name="T11">= libft.a – sets the name of the output file</text:span></text:p>
      <text:p text:style-name="P16"/>
      <text:p text:style-name="P16"><text:span text:style-name="T14">SRC</text:span><text:span text:style-name="T5"> </text:span><text:span text:style-name="T11">– contains a list of source files that will be compiled to object files and then linked together to create the static library.</text:span></text:p>
      <text:p text:style-name="P16"/>
      <text:p text:style-name="P16"><text:span text:style-name="T5">CC</text:span><text:span text:style-name="T11"> – Variable to specify the compiler used.</text:span></text:p>
      <text:p text:style-name="P16"/>
      <text:p text:style-name="P17"><text:span text:style-name="T6">OBJ = $(SRC: .c=.o) </text:span><text:span text:style-name="T15">– The rule uses the variable SRC to define a list of object files that will be generated by the compiler. It replaces the .c extension in each file name with .o. The syntax $(SRC: .c=.o) is called a variable substitution in a Makefile. This specific variable substitution is used to create a list of object files from a list of source files. It uses the $(SRC) variable to create a list of object files. The : .c=.o syntax means that for each element in the $(SRC) list, the .c extension is replaced with the .o extension to create a list of object files.</text:span></text:p>
      <text:p text:style-name="P17"/>
      <text:p text:style-name="P17"><text:span text:style-name="T6">$(NAME): $(OBJ) – </text:span><text:span text:style-name="T15">This creates a prerequisite $(OBJ) to the target $(NAME). It means that to build the target $(NAME), the prerequisites (in this case, the object files specified in $(OBJ)) must be build first.</text:span></text:p>
      <text:p text:style-name="P17"/>
      <text:p text:style-name="P18"><text:span text:style-name="T6">Ar -rcs $@ $(OBJ) - </text:span><text:span text:style-name="T15"><text:s/>This is the recipe for the $(NAME) rule. It calls the ar command to create the archive ($(NAME)) and add the object files to it. The $@ is a special variable that expands to the target where it’s at ($(NAME)) in this case), and $(OBJ) is the list of object files generated. The -rcs flags passed to ar indicate that a new archive should be created (r), the contents of the archive should be replaced with the object files specified (c), and a new index should be created (s).</text:span></text:p>
      <text:p text:style-name="P18"/>
      <text:p text:style-name="P19"><text:span text:style-name="T7">all: $(NAME) – </text:span><text:span text:style-name="T16">This is the default target of this makefile. It’s the default target because it’s the first one to be listed, so if you run Make, it will automatically <text:s/>build the target $(NAME). This rule specifies that all, the default target, depends on the target $(NAME). </text:span><text:span text:style-name="T17">In other words running make all will build the target $NAME.</text:span></text:p>
      <text:p text:style-name="P19"><text:soft-page-break/></text:p>
      <text:p text:style-name="P27"><text:span text:style-name="T1">bonus</text:span>: <text:span text:style-name="T18">$(</text:span><text:span text:style-name="T3">B_OBJ</text:span><text:span text:style-name="T18">)</text:span></text:p>
      <text:p text:style-name="P25">ar -rcs <text:span text:style-name="T18">$(</text:span><text:span text:style-name="T3">NAME</text:span><text:span text:style-name="T18">)</text:span> <text:span text:style-name="T18">$(</text:span><text:span text:style-name="T3">OBJ</text:span><text:span text:style-name="T18">)</text:span></text:p>
      <text:p text:style-name="P19"/>
      <text:p text:style-name="P19"><text:span text:style-name="T17">This defines the target bonus. It has one prerequisite, or depends of, $(B_OBJ). If its after the : than its a prerequisite. The second line is the recipe for the bonus target.</text:span><text:line-break/><text:line-break/></text:p>
      <text:p text:style-name="P6"/>
      <text:p text:style-name="P6"/>
      <text:p text:style-name="P51">Functions</text:p>
      <text:p text:style-name="P6"/>
      <text:p text:style-name="P6">ft_memset: </text:p>
      <text:p text:style-name="P3"/>
      <text:p text:style-name="P23">The memset() function fills the first n bytes of the memory area pointed to by s with the constant byte c.</text:p>
      <text:p text:style-name="P20">The memset() function returns a pointer to the memory area s.</text:p>
      <text:p text:style-name="P3"/>
      <text:p text:style-name="P3"/>
      <text:p text:style-name="P7">ft_bzero:</text:p>
      <text:p text:style-name="P28"/>
      <text:p text:style-name="P21">The bzero() function erases the data in the n bytes of the memory starting at the location pointed to by s, by writing zeros (bytes containing ‘/0’) to that area.</text:p>
      <text:p text:style-name="P21"/>
      <text:p text:style-name="P8">ft_strlcat / ft_strlcpy:</text:p>
      <text:p text:style-name="P22"/>
      <text:p text:style-name="P13"><text:span text:style-name="T12">The strlcpy() and strlcat() fu</text:span>nctions copy and concatenate strings respectively. <text:s/>They are designed to be safer, more consistent, and less error prone replacements for strncpy(3) and strncat(3). <text:s/>Unlike those functions, strlcpy() and strlcat() take the full size of the buffer (not just the length) and guarantee to NUL-terminate the result (as long as size is larger than 0 or, in the case of strlcat(), as long as there is at least one byte free in dst). <text:s/>Note that a byte for the NUL should be included in size. <text:s/>Also note that strlcpy() and strlcat() only operate on true “C” strings. <text:s/>This means that for strlcpy() src must be NUL-terminated and for strlcat() both src and dst must be NUL-terminated.</text:p>
      <text:p text:style-name="P13"/>
      <text:p text:style-name="P13">The strlcpy() function copies up to size - 1 characters from the NUL-terminated string src to dst, NULterminating the result.</text:p>
      <text:p text:style-name="P13">The strlcat() function appends the NUL-terminated string src to the end of dst. <text:s/>It will append at most size - strlen(dst) - 1 bytes, NUL-terminating the result.<text:line-break/><text:line-break/></text:p>
      <text:p text:style-name="P13">The strlcpy() and strlcat() functions return the total length of the string they tried to create. <text:s/>For strlcpy() that means the length of src. For strlcat() that means the initial length of dst plus the length of src. <text:s/>While this may seem somewhat confusing, it was done to make truncation detection simple.</text:p>
      <text:p text:style-name="P13"/>
      <text:p text:style-name="P13">Note, however, that if strlcat() traverses size characters without finding a NUL, the length of the string is considered to be size and the destination string will not be NUL-terminated (since there was no space for the NUL). <text:s/>This keeps strlcat() from running off the end of a string. <text:s/>In practice this should not happen (as it means that either size is incorrect or that dst is not a proper “C” string). <text:s/>The check exists to prevent potential security problems in incorrect code.</text:p>
      <text:p text:style-name="P13"><text:soft-page-break/></text:p>
      <text:p text:style-name="P4">ft_memchr:</text:p>
      <text:p text:style-name="P4"/>
      <text:p text:style-name="P14">The <text:s/>memchr() <text:s/>function <text:s/>scans <text:s/>the <text:s/>initial n bytes of the memory area pointed to by s for the first instance of c. </text:p>
      <text:p text:style-name="P14">Both c and the bytes of the memory area pointed to by s are interpreted as unsigned char.</text:p>
      <text:p text:style-name="P4"/>
      <text:p text:style-name="P29"><text:span text:style-name="T20">The memchr() and memrchr() functions return a pointer to the matching byte or NULL if the character does <text:s/>not <text:s/>occur in the given memory area.<text:line-break/><text:line-break/></text:span><text:span text:style-name="T21">In this function in the if statement, where we compare the byte in memory block pointed by s with the int c, we need to cast it as unsigned char. Thats because char may be signed or not, depending of the computer we’re working on, and by casting it unsigned we always assure that the values will be correctly compared. And when we return we can then cast it as </text:span><text:span text:style-name="T23">void,</text:span><text:span text:style-name="T21"> because that will point to the correct memory position </text:span><text:span text:style-name="T23">where the character c is present, independently of its signedness</text:span><text:span text:style-name="T21">. </text:span><text:span text:style-name="T22">But we could also cast it as char.</text:span></text:p>
      <text:p text:style-name="P15"/>
      <text:p text:style-name="P50"><text:span text:style-name="T22">A</text:span><text:span text:style-name="T19">lso when we do the if statement, we put the pointer before the cast because we are dereferencing the memory block. We need to compare the values stored inside the memory. In the return we dont need the * because we are returning the pointer to the memory block itself, so we dont need to dereference, as we don’t need the info inside of it.</text:span></text:p>
      <text:p text:style-name="P15"/>
      <text:p text:style-name="P31"><text:span text:style-name="T25">f</text:span><text:span text:style-name="T24">t_memcmp:</text:span></text:p>
      <text:p text:style-name="P5"/>
      <text:p text:style-name="P41">The memcmp() function compares the first n bytes (each interpreted as unsigned char) of the memory areas s1 and s2.</text:p>
      <text:p text:style-name="P41"/>
      <text:p text:style-name="P41">The <text:s/>memcmp() <text:s/>function <text:s/>returns an integer less than, equal to, or greater than zero if the first n bytes of s1 is found, respectively, to be less than, to match, or be greater than the first n bytes of s2.</text:p>
      <text:p text:style-name="P41"/>
      <text:p text:style-name="P41">For a nonzero return value, the sign is determined by the sign of the difference between the first pair of bytes <text:s/>(interpreted <text:s/>as <text:s/>unsigned <text:s/>char) that differ in s1 and s2. </text:p>
      <text:p text:style-name="P41">If n is zero, the return value is zero.</text:p>
      <text:p text:style-name="P41"/>
      <text:p text:style-name="P32">ft_memcpy:</text:p>
      <text:p text:style-name="P32"/>
      <text:p text:style-name="P42">The <text:s/>memcpy() <text:s/>function <text:s/>copies n bytes from memory area src to memory area dest. <text:s/>The memory areas must not overlap. <text:s/>Use memmove(3) if the memory areas do overlap.</text:p>
      <text:p text:style-name="P42"/>
      <text:p text:style-name="P42">The memcpy() function returns a pointer to dest.<text:line-break/><text:line-break/><text:span text:style-name="T26">We should cast the pointers as chars, to ensure that it copies byte by byte being that char has 1 byte (and int for example has 4).</text:span></text:p>
      <text:p text:style-name="P42"/>
      <text:p text:style-name="P33"/>
      <text:p text:style-name="P33"/>
      <text:p text:style-name="P33"/>
      <text:p text:style-name="P33"/>
      <text:p text:style-name="P33"/>
      <text:p text:style-name="P33"><text:soft-page-break/></text:p>
      <text:p text:style-name="P33">ft_memmove:</text:p>
      <text:p text:style-name="P33"/>
      <text:p text:style-name="P43">The <text:s/>memmove() <text:s/>function <text:s/>copies n bytes from memory area src to memory area dest. <text:s/>The memory areas may overlap: copying takes place as though the bytes in src are first copied into a temporary array that does not overlap src or dest, and the bytes are then copied from the temporary <text:s/>array <text:s/>to dest.</text:p>
      <text:p text:style-name="P43"/>
      <text:p text:style-name="P43">The memmove() function returns a pointer to dest.<text:line-break/><text:line-break/>Usually, you want to copy a piece of information from one place to another.</text:p>
      <text:p text:style-name="P43">So you can use memmove to copy len bytes from src to dst.</text:p>
      <text:p text:style-name="P43">Usually there is no issue if you just copy each byte one by one.</text:p>
      <text:p text:style-name="P43"><text:line-break/>void *memmove(void *dst, const void *src, size_t len);</text:p>
      <text:p text:style-name="P43"><text:line-break/>For example:</text:p>
      <text:p text:style-name="P43">0x0099 = ['H', 'e', 'l', 'l', 'o', '\0',]</text:p>
      <text:p text:style-name="P43">0x0022 = ['w', 'a', 'w', 'a', 'w', 'a', 'w', 'a', '\0']</text:p>
      <text:p text:style-name="P43">execute: memmove(0x0022, 0x0099, 3);</text:p>
      <text:p text:style-name="P43">Will return: <text:s/>0x0022 = ['H', 'e', 'l', 'a', 'w', 'a', 'w', 'a', '\0']</text:p>
      <text:p text:style-name="P43">The process would have been to copy one byte by one, so first you copy H to the place of w then you copy e <text:s/>to the place of a ; etc.<text:line-break/><text:line-break/>The problem rises when you want to copy bytes to memory spaces which conflict:</text:p>
      <text:p text:style-name="P43">For example:</text:p>
      <text:p text:style-name="P43">0x0099 = ['H', 'e', 'l', 'l', 'o', '\0']</text:p>
      <text:p text:style-name="P43">0x0099 + 2 = ['l', 'l', 'o', '\0', ...]</text:p>
      <text:p text:style-name="P43">execute: <text:s/>memmove(0x0099 + 2, 0x0099, 3); <text:s/>[0x0099 + 2 could be like ptr + 2]</text:p>
      <text:p text:style-name="P43">Should return: 0x0099 + 2 = ['H', 'e', 'l', '\0', ...]</text:p>
      <text:p text:style-name="P43">If we repeat the process a big PROBLEM will surge!!!!!!</text:p>
      <text:p text:style-name="P43">So we copy H to the place of l (we start to copy the byte from src to dst)</text:p>
      <text:p text:style-name="P43">After copying it we will have:</text:p>
      <text:p text:style-name="P43">0x0099 = ['H', 'e', 'H', 'l', 'o', '\0'] <text:s/>:warning: <text:s/>LOOK here!!! the memory here also changed!</text:p>
      <text:p text:style-name="P43">0x0099 + 2 = ['H', 'l', 'o', '\0', ...]</text:p>
      <text:p text:style-name="P43">Then we could continue, copy e to the place of l and then we would have:</text:p>
      <text:p text:style-name="P43">0x0099 = ['H', 'e', 'H', 'e', 'o', '\0']</text:p>
      <text:p text:style-name="P43">0x0099 + 2 = ['H', 'e', 'o', '\0', ...]</text:p>
      <text:p text:style-name="P43">And finally for the last and third byte we copy H (WHICH IS WRONG this was overwritten)</text:p>
      <text:p text:style-name="P43">Will produce:</text:p>
      <text:p text:style-name="P43">0x0099 = ['H', 'e', 'H', 'e', 'H', '\0']</text:p>
      <text:p text:style-name="P43">0x0099 + 2 = ['H', 'e', 'H', '\0', ...]</text:p>
      <text:p text:style-name="P43">In the end we return: 0x0099 + 2 = ['H', 'e', 'H', '\0', ...] , which is WRONG!<text:line-break/><text:line-break/>If you do it in reverse this will not happen.<text:line-break/><text:line-break/>But if you do it in reverse and I change my example, instead of dst being ptr + 2 I switch it with src. The problem will happen again!!!</text:p>
      <text:p text:style-name="P43">So basically you have to check if src is &gt; than dst, you do it normally, and if its &lt; then you do it in reverse.</text:p>
      <text:p text:style-name="P43"><text:soft-page-break/></text:p>
      <text:p text:style-name="P34"><text:span text:style-name="T31">f</text:span>t_strchr: </text:p>
      <text:p text:style-name="P34"/>
      <text:p text:style-name="P44">The strchr() function returns a pointer to the first occurrence of the character c in the string s.<text:line-break/><text:line-break/>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4"/>
      <text:p text:style-name="P37">ft_strrchr:</text:p>
      <text:p text:style-name="P37"/>
      <text:p text:style-name="P47">The strrchr() function returns a pointer to the last occurrence of the character c in the string s.<text:line-break/></text:p>
      <text:p text:style-name="P47">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4"/>
      <text:p text:style-name="P35">ft_strncmp:</text:p>
      <text:p text:style-name="P35"/>
      <text:p text:style-name="P45">The <text:s/>strcmp() <text:s/>function <text:s/>compares the two strings s1 and s2. <text:s/>The locale is not taken into account (for a locale-aware comparison, see strcoll(3)).</text:p>
      <text:p text:style-name="P45">It returns an integer less than, equal to, or greater than zero if s1 is found, respectively, to be less than, to match, or be greater than s2.</text:p>
      <text:p text:style-name="P45"/>
      <text:p text:style-name="P45">The strncmp() function is similar, except it compares only the first (at most) n bytes of s1 and s2.</text:p>
      <text:p text:style-name="P45"/>
      <text:p text:style-name="P45">The strcmp() and strncmp() functions return an integer less than, equal to, or greater than zero if s1 (or the first n bytes thereof) is found, respectively, to be less than, to match, or be greater than s2.</text:p>
      <text:p text:style-name="P45"/>
      <text:p text:style-name="P36">ft_strnstr:</text:p>
      <text:p text:style-name="P36"/>
      <text:p text:style-name="P46"><text:s text:c="5"/>The strnstr() function locates the first occurrence of the null-terminated string little in the string big, where not more than len characters are searched. <text:s/>Characters that appear after a ‘\0’ character are not searched. <text:s/>Since the strnstr() function is a FreeBSD specific API, it should only be used when portability is not a concern.</text:p>
      <text:p text:style-name="P46"/>
      <text:p text:style-name="P46">If little is an empty string, big is returned; if little occurs nowhere in big, NULL is returned; otherwise a pointer to the first character of the first occurrence of little is returned.</text:p>
      <text:p text:style-name="P36"/>
      <text:p text:style-name="P37">ft_tolower / <text:span text:style-name="T32">ft_toupper</text:span>:</text:p>
      <text:p text:style-name="P37"/>
      <text:p text:style-name="P47">If c is an uppercase letter, tolower() returns its lowercase equivalent, if a lowercase representation exists in the current locale. <text:s/>Otherwise, it returns c.</text:p>
      <text:p text:style-name="P46"/>
      <text:p text:style-name="P46">If c is a lowercase letter, toupper() returns its uppercase equivalent, if an uppercase representation exists in the current locale. <text:s/>Otherwise, i<text:span text:style-name="T32">t </text:span>returns c.</text:p>
      <text:p text:style-name="P46"/>
      <text:p text:style-name="P46">The value returned is that of the converted letter, or c if the conversion was not possible.</text:p>
      <text:p text:style-name="P46"/>
      <text:p text:style-name="P46"><text:soft-page-break/></text:p>
      <text:p text:style-name="P38">ft_calloc:</text:p>
      <text:p text:style-name="P38"/>
      <text:p text:style-name="P48">The calloc() function allocates memory for an array of nmemb elements of size bytes each and returns a pointer to the allocated memory. <text:s/>The memory is set to zero. <text:s/>If nmemb or size is 0, then calloc() returns either NULL, or a unique pointer value that <text:s/>can <text:s/>later <text:s/>be <text:s/>successfully <text:s/>passed <text:s/>to free(). <text:s text:c="2"/>If <text:s/>the multiplication of nmemb and size would result in integer overflow, then calloc() returns an error. <text:s/></text:p>
      <text:p text:style-name="P48"/>
      <text:p text:style-name="P48">The malloc() and calloc() functions return a pointer to the allocated memory, which is suitably aligned for any built-in <text:s/>type. <text:s text:c="2"/>On <text:s/>error, <text:s/>these functions <text:s/>return <text:s/>NULL. <text:s text:c="2"/>NULL may also be returned by a successful call to malloc() with a size of zero, or by a successful call to calloc() with nmemb or size equal to zero.</text:p>
      <text:p text:style-name="P38"/>
      <text:p text:style-name="P38">ft_strdup:</text:p>
      <text:p text:style-name="P38"/>
      <text:p text:style-name="P48">The <text:s/>strdup() <text:s/>function <text:s/>returns <text:s/>a <text:s/>pointer to a new string which is a duplicate of the string s. <text:s/>Memory for the new string is obtained with malloc(3), and can be freed with free(3).<text:line-break/><text:line-break/>On success, the strdup() function returns a pointer to the duplicated string. <text:s/>It returns NULL if insufficient memory was available, with errno set to indicate the cause of the error.<text:line-break/><text:line-break/><text:span text:style-name="T8">ft_substr: </text:span></text:p>
      <text:p text:style-name="P39"/>
      <text:p text:style-name="P26"><text:span text:style-name="T34">if</text:span><text:span text:style-name="T8"> (</text:span><text:span text:style-name="T2">ft_strlen</text:span><text:span text:style-name="T8">(</text:span><text:span text:style-name="T4">s</text:span><text:span text:style-name="T8">) &lt;= </text:span><text:span text:style-name="T4">start</text:span><text:span text:style-name="T8">)</text:span><text:span text:style-name="T36"> // check if the index position used goes past the string.</text:span></text:p>
      <text:p text:style-name="P52"/>
      <text:p text:style-name="P25"><text:span text:style-name="T33">return</text:span> (<text:span text:style-name="T1">ft_strdup</text:span>(<text:span text:style-name="T18">""</text:span>));<text:span text:style-name="T33">if</text:span> (<text:span text:style-name="T3">len</text:span> &gt; (<text:span text:style-name="T1">ft_strlen</text:span>(<text:span text:style-name="T3">s</text:span>) + <text:span text:style-name="T37">1</text:span>) - <text:span text:style-name="T3">start</text:span>)<text:span text:style-name="T35"> // checks if len is bigger than available characters in s. if so it reduces len.</text:span></text:p>
      <text:p text:style-name="P25"/>
      <text:p text:style-name="P25"><text:span text:style-name="T3">len</text:span> = <text:span text:style-name="T1">ft_strlen</text:span>(<text:span text:style-name="T3">s</text:span>) - <text:span text:style-name="T3">start</text:span>;<text:span text:style-name="T35"> // subtracts start to get the amount of chars available to write and sets len to that value.</text:span></text:p>
      <text:p text:style-name="P39"/>
      <text:p text:style-name="P40">ft_strtrim:</text:p>
      <text:p text:style-name="P40"/>
      <text:p text:style-name="P54">In the <text:span text:style-name="Source_20_Text">ft_strtrim()</text:span> function, the <text:span text:style-name="Source_20_Text">ft_strchr(set, *(s1 + start))</text:span> call searches for the first occurrence of any character in the <text:span text:style-name="Source_20_Text">set</text:span> string in the <text:span text:style-name="Source_20_Text">s1</text:span> string, starting from the <text:span text:style-name="Source_20_Text">start</text:span> index. This is because we want to remove any leading characters in <text:span text:style-name="Source_20_Text">s1</text:span> that match any character in the <text:span text:style-name="Source_20_Text">set</text:span> string.</text:p>
      <text:p text:style-name="Text_20_body">If we were to use <text:span text:style-name="Source_20_Text">ft_strchr(*(s1 + start), set)</text:span> instead, it would attempt to search for the first occurrence of any character in the <text:span text:style-name="Source_20_Text">s1</text:span> string in the <text:span text:style-name="Source_20_Text">set</text:span> string, starting from the <text:span text:style-name="Source_20_Text">set</text:span> string pointer. This is not what we want, as we want to search for characters in the <text:span text:style-name="Source_20_Text">set</text:span> string within the <text:span text:style-name="Source_20_Text">s1</text:span> string, not the other way around.</text:p>
      <text:p text:style-name="P30"><text:span text:style-name="T29">For example, if </text:span><text:span text:style-name="Source_20_Text"><text:span text:style-name="T29">s1</text:span></text:span><text:span text:style-name="T29"> is </text:span><text:span text:style-name="Source_20_Text"><text:span text:style-name="T29">" hello world "</text:span></text:span><text:span text:style-name="T29"> and </text:span><text:span text:style-name="Source_20_Text"><text:span text:style-name="T29">set</text:span></text:span><text:span text:style-name="T29"> is </text:span><text:span text:style-name="Source_20_Text"><text:span text:style-name="T29">" "</text:span></text:span><text:span text:style-name="T29">, then </text:span><text:span text:style-name="Source_20_Text"><text:span text:style-name="T29">start</text:span></text:span><text:span text:style-name="T29"> would be </text:span><text:span text:style-name="Source_20_Text"><text:span text:style-name="T29">1</text:span></text:span><text:span text:style-name="T29"> and </text:span><text:span text:style-name="Source_20_Text"><text:span text:style-name="T29">end</text:span></text:span><text:span text:style-name="T29"> would be </text:span><text:span text:style-name="Source_20_Text"><text:span text:style-name="T29">12</text:span></text:span><text:span text:style-name="T29">. Therefore, the length of the new substring would be </text:span><text:span text:style-name="Source_20_Text"><text:span text:style-name="T29">(end - start) + 1 = (12 - 1) + 1 = 12</text:span></text:span><text:span text:style-name="T29">. The resulting substring would be </text:span><text:span text:style-name="Source_20_Text"><text:span text:style-name="T29">"hello world"</text:span></text:span><text:span text:style-name="T29">.<text:line-break/><text:line-break/></text:span>Sure, let's use the example string <text:span text:style-name="Source_20_Text">" hello world "</text:span> again.</text:p>
      <text:p text:style-name="Text_20_body"><text:soft-page-break/>When we execute the <text:span text:style-name="Source_20_Text">ft_strtrim()</text:span> function on this string with <text:span text:style-name="Source_20_Text">set</text:span> as the set of characters to remove, we will:</text:p>
      <text:list xml:id="list3715881317" text:style-name="L1">
        <text:list-item>
          <text:p text:style-name="P63">Find the index of the first non-matching character by iterating through the string from left to right. In this case, the first non-matching character is the character <text:span text:style-name="Source_20_Text">"h"</text:span>, which appears at index <text:span text:style-name="Source_20_Text">1</text:span>. Therefore, we set <text:span text:style-name="Source_20_Text">start</text:span> to <text:span text:style-name="Source_20_Text">1</text:span>.</text:p>
        </text:list-item>
        <text:list-item>
          <text:p text:style-name="P63">Find the index of the last non-matching character by iterating through the string from right to left. In this case, the last non-matching character is the character <text:span text:style-name="Source_20_Text">"d"</text:span>, which appears at index <text:span text:style-name="Source_20_Text">12</text:span>. Therefore, we set <text:span text:style-name="Source_20_Text">end</text:span> to <text:span text:style-name="Source_20_Text">12</text:span>.</text:p>
        </text:list-item>
        <text:list-item>
          <text:p text:style-name="P63">Calculate the length of the substring that contains only the non-matching characters. We do this by subtracting the start index from the end index and then adding <text:span text:style-name="Source_20_Text">1</text:span>. In this case, <text:span text:style-name="Source_20_Text">(end - start) + 1</text:span> is equal to <text:span text:style-name="Source_20_Text">12 - 1 + 1</text:span>, which is <text:span text:style-name="Source_20_Text">12</text:span>.</text:p>
        </text:list-item>
        <text:list-item>
          <text:p text:style-name="P63">Create a new string containing only the non-matching characters by using <text:span text:style-name="Source_20_Text">ft_substr()</text:span> function. We pass in the original string <text:span text:style-name="Source_20_Text">s1</text:span>, the <text:span text:style-name="Source_20_Text">start</text:span> index, and the <text:span text:style-name="Source_20_Text">len</text:span> value we calculated. In this case, the resulting string is <text:span text:style-name="Source_20_Text">"hello world"</text:span>.</text:p>
        </text:list-item>
        <text:list-item>
          <text:p text:style-name="P63">Return the new string.</text:p>
        </text:list-item>
      </text:list>
      <text:p text:style-name="Text_20_body">So the resulting string after running the <text:span text:style-name="Source_20_Text">ft_strtrim()</text:span> function on <text:span text:style-name="Source_20_Text">" hello world "</text:span> with <text:span text:style-name="Source_20_Text">set</text:span> as the set of characters to remove would be <text:span text:style-name="Source_20_Text">"hello world"</text:span>.</text:p>
      <text:p text:style-name="P49"><text:line-break/><text:span text:style-name="T9">ft_split:</text:span></text:p>
      <text:p text:style-name="P30"><text:span text:style-name="T9"><text:line-break/></text:span><text:span text:style-name="T30">substr_count:<text:line-break/></text:span></text:p>
      <text:p text:style-name="P54"><text:span text:style-name="T40">In this pseudo code, the </text:span><text:span text:style-name="Source_20_Text"><text:span text:style-name="T40">string</text:span></text:span><text:span text:style-name="T40"> parameter is the input string that we want to count the words in, and the </text:span><text:span text:style-name="Source_20_Text"><text:span text:style-name="T40">delimiter</text:span></text:span><text:span text:style-name="T40"> parameter is the character that separates the words in the string.</text:span></text:p>
      <text:p text:style-name="Text_20_body"><text:span text:style-name="T40">The function initializes a counter variable </text:span><text:span text:style-name="Source_20_Text"><text:span text:style-name="T40">count</text:span></text:span><text:span text:style-name="T40"> to 0 and a boolean variable </text:span><text:span text:style-name="Source_20_Text"><text:span text:style-name="T40">in_word</text:span></text:span><text:span text:style-name="T40"> to false. We then iterate over each character in the input string. If the current character is the delimiter, we check if we're currently in a word by checking the value of </text:span><text:span text:style-name="Source_20_Text"><text:span text:style-name="T40">in_word</text:span></text:span><text:span text:style-name="T40">. If we're in a word, we set </text:span><text:span text:style-name="Source_20_Text"><text:span text:style-name="T40">in_word</text:span></text:span><text:span text:style-name="T40"> to false to indicate that we've reached the end of a word. If the current character is not the delimiter, we check if we're currently in a word by checking the value of </text:span><text:span text:style-name="Source_20_Text"><text:span text:style-name="T40">in_word</text:span></text:span><text:span text:style-name="T40">. If we're not in a word, we set </text:span><text:span text:style-name="Source_20_Text"><text:span text:style-name="T40">in_word</text:span></text:span><text:span text:style-name="T40"> to true to indicate that we've reached the start of a new word, and we increment the </text:span><text:span text:style-name="Source_20_Text"><text:span text:style-name="T40">count</text:span></text:span><text:span text:style-name="T40"> variable by 1 to reflect that we've found a new word. Finally, we return the value of </text:span><text:span text:style-name="Source_20_Text"><text:span text:style-name="T40">count</text:span></text:span><text:span text:style-name="T40"> as the total number of words in the input string.</text:span><text:line-break/><text:line-break/>*<text:span text:style-name="T38">fill_substr:<text:line-break/><text:line-break/></text:span><text:span text:style-name="T41">We allocate memory with malloc, and then if successfully allocated, we use ft_strlcpy to copy the source string to a new one called dest.</text:span></text:p>
      <text:p text:style-name="Text_20_body"/>
      <text:p text:style-name="P55"><text:soft-page-break/><text:span text:style-name="T10">ft_free:</text:span><text:span text:style-name="T39"><text:line-break/><text:line-break/></text:span><text:span text:style-name="T40">The </text:span><text:span text:style-name="Source_20_Text"><text:span text:style-name="T40">ft_free</text:span></text:span><text:span text:style-name="T40"> function is used in the </text:span><text:span text:style-name="Source_20_Text"><text:span text:style-name="T40">ft_split</text:span></text:span><text:span text:style-name="T40"> function to free the memory allocated for the words array if </text:span><text:span text:style-name="Source_20_Text"><text:span text:style-name="T40">fill_word</text:span></text:span><text:span text:style-name="T40"> fails to allocate memory for a word. In other words, if the allocation fails, we need to free all the previously allocated words before returning </text:span><text:span text:style-name="Source_20_Text"><text:span text:style-name="T40">NULL</text:span></text:span><text:span text:style-name="T40">.<text:line-break/><text:line-break/>This ensures that we don't have memory leaks in case </text:span><text:span text:style-name="Source_20_Text"><text:span text:style-name="T40">fill_word</text:span></text:span><text:span text:style-name="T40"> fails to allocate memory for a word and we need to return </text:span><text:span text:style-name="Source_20_Text"><text:span text:style-name="T40">NULL</text:span></text:span><text:span text:style-name="T40">.</text:span></text:p>
      <text:p text:style-name="P56">The reason for freeing every element in the array using a loop instead of just freeing the array itself is that the elements in the array are pointers to dynamically allocated memory. If we just freed the array itself without freeing the memory that the pointers are pointing to, we would have a memory leak.</text:p>
      <text:p text:style-name="P57">In other words, the memory that the pointers are pointing to needs to be explicitly freed before the pointers themselves can be freed. Therefore, we need to loop through the array and free each individual element before freeing the array itself.</text:p>
      <text:p text:style-name="P56">In the <text:span text:style-name="Source_20_Text">ft_split</text:span> function, the <text:span text:style-name="Source_20_Text">substr_count</text:span> function is first used to count the number of substrings that will be generated from the input string <text:span text:style-name="Source_20_Text">str</text:span>. This count is used to allocate memory for the <text:span text:style-name="Source_20_Text">split</text:span> array, which will hold pointers to the generated substrings.</text:p>
      <text:p text:style-name="Text_20_body"><text:span text:style-name="T40">Once memory for the </text:span><text:span text:style-name="Source_20_Text"><text:span text:style-name="T40">split</text:span></text:span><text:span text:style-name="T40"> array has been allocated, the function loops through each character in the input string, checking for the delimiter </text:span><text:span text:style-name="Source_20_Text"><text:span text:style-name="T40">c</text:span></text:span><text:span text:style-name="T40">. When it encounters a delimiter, it moves on to the next character. When it encounters a non-delimiter character, it marks the beginning of a substring by storing its index in </text:span><text:span text:style-name="Source_20_Text"><text:span text:style-name="T40">j</text:span></text:span><text:span text:style-name="T40">, then moves on to the next character until it either reaches a delimiter or the end of the string. At this point, it knows the length of the substring and can allocate memory for it using the </text:span><text:span text:style-name="Source_20_Text"><text:span text:style-name="T40">substr_cpy</text:span></text:span><text:span text:style-name="T40"> function, which uses </text:span><text:span text:style-name="Source_20_Text"><text:span text:style-name="T40">malloc</text:span></text:span><text:span text:style-name="T40"> to allocate the appropriate amount of memory and </text:span><text:span text:style-name="Source_20_Text"><text:span text:style-name="T40">ft_strlcpy</text:span></text:span><text:span text:style-name="T40"> to copy the substring into the allocated memory.</text:span></text:p>
      <text:p text:style-name="Text_20_body"><text:span text:style-name="T40">So the function first calculates the number of substrings required, allocates memory for the </text:span><text:span text:style-name="Source_20_Text"><text:span text:style-name="T40">split</text:span></text:span><text:span text:style-name="T40"> array to store pointers to each of these substrings, and then iterates over the input string, calculating the length of each substring and allocating memory for it. This way, the function can allocate the correct amount of memory for each substring as it goes along, without needing to know the length of each substring in advance.</text:span></text:p>
      <text:p text:style-name="Text_20_body"><text:span text:style-name="T40"/></text:p>
      <text:p text:style-name="P64"><text:span text:style-name="T40">Linked lists</text:span></text:p>
      <text:p text:style-name="P64"><text:span text:style-name="T40"/></text:p>
      <text:p text:style-name="P60">t_list *<text:span text:style-name="T1">ft_lstnew</text:span>(<text:span text:style-name="T43">void</text:span> *<text:span text:style-name="T3">content</text:span>)</text:p>
      <text:p text:style-name="P25">{</text:p>
      <text:p text:style-name="P25">t_list *node;</text:p>
      <text:p text:style-name="P61"/>
      <text:p text:style-name="P25">node = (t_list *)<text:span text:style-name="T1">malloc</text:span>(<text:span text:style-name="T43">sizeof</text:span>(t_list));</text:p>
      <text:p text:style-name="P25"><text:span text:style-name="T33">if</text:span> (!t_list)</text:p>
      <text:p text:style-name="P25"><text:span text:style-name="T33">return</text:span> (<text:span text:style-name="T43">NULL</text:span>);</text:p>
      <text:p text:style-name="P25"><text:span text:style-name="T3">node</text:span>-&gt;<text:span text:style-name="T3">content</text:span> = <text:span text:style-name="T3">content</text:span>;</text:p>
      <text:p text:style-name="P25"><text:span text:style-name="T3">node</text:span>-&gt;<text:span text:style-name="T3">next</text:span> = <text:span text:style-name="T43">NULL</text:span>;</text:p>
      <text:p text:style-name="P25"><text:span text:style-name="T33">return</text:span> (node);</text:p>
      <text:p text:style-name="P25">}</text:p>
      <text:p text:style-name="P56"><text:soft-page-break/>The function takes a single argument, <text:span text:style-name="Source_20_Text">void *content</text:span>, which represents the data that will be stored in the linked list node.</text:p>
      <text:list xml:id="list2668610716" text:style-name="L2">
        <text:list-item>
          <text:p text:style-name="P65">Inside the function, a new <text:span text:style-name="Source_20_Text">t_list</text:span> node is created using the <text:span text:style-name="Source_20_Text">malloc</text:span> function. <text:span text:style-name="Source_20_Text">malloc</text:span> is a function in C that dynamically allocates memory for a given number of bytes. In this case, <text:span text:style-name="Source_20_Text">sizeof(t_list)</text:span> is used to allocate the appropriate amount of memory for the <text:span text:style-name="Source_20_Text">t_list</text:span> struct.</text:p>
        </text:list-item>
        <text:list-item>
          <text:p text:style-name="P65">The function then checks whether the memory allocation was successful by checking whether <text:span text:style-name="Source_20_Text">node</text:span> is NULL (i.e. no memory was allocated). If <text:span text:style-name="Source_20_Text">node</text:span> is NULL, the function returns NULL to indicate an error.</text:p>
        </text:list-item>
        <text:list-item>
          <text:p text:style-name="P65">If the memory allocation was successful, the <text:span text:style-name="Source_20_Text">content</text:span> parameter is assigned to the <text:span text:style-name="Source_20_Text">content</text:span> member of the new node.</text:p>
        </text:list-item>
        <text:list-item>
          <text:p text:style-name="P65">The <text:span text:style-name="Source_20_Text">next</text:span> member of the new node is set to NULL, which means that the new node is the last node in the linked list.</text:p>
        </text:list-item>
        <text:list-item>
          <text:p text:style-name="P65">Finally, the new node is returned to the calling function.<text:line-break/></text:p>
        </text:list-item>
      </text:list>
      <text:p text:style-name="Text_20_body">Yes, <text:span text:style-name="Source_20_Text">t_list</text:span> is a struct in C.</text:p>
      <text:p text:style-name="Text_20_body">A struct (short for structure) is a custom data type in C that allows you to group together variables of different data types under a single name. The variables inside a struct are called members or fields.</text:p>
      <text:p text:style-name="Text_20_body">Structs are used in C to represent complex data structures, such as linked lists, trees, graphs, and more. They allow you to define custom data types that can hold multiple variables and can be passed around as a single unit.</text:p>
      <text:p text:style-name="P67"><text:span text:style-name="T42"/></text:p>
      <text:p text:style-name="P67"><text:span text:style-name="T42">Here's an example of a simple struct in C:</text:span></text:p>
      <text:p text:style-name="P58">arduino</text:p>
      <text:p text:style-name="Preformatted_20_Text"><text:span text:style-name="Source_20_Text">struct person {</text:span></text:p>
      <text:p text:style-name="Preformatted_20_Text"><text:span text:style-name="Source_20_Text"><text:s text:c="4"/>char name[50];</text:span></text:p>
      <text:p text:style-name="Preformatted_20_Text"><text:span text:style-name="Source_20_Text"><text:s text:c="4"/>int age;</text:span></text:p>
      <text:p text:style-name="Preformatted_20_Text"><text:span text:style-name="Source_20_Text"><text:s text:c="4"/>float height;</text:span></text:p>
      <text:p text:style-name="P58"><text:span text:style-name="Source_20_Text">};</text:span></text:p>
      <text:p text:style-name="Text_20_body">In this example, <text:span text:style-name="Source_20_Text">person</text:span> is the name of the struct. It has three members: <text:span text:style-name="Source_20_Text">name</text:span>, which is an array of characters with a maximum length of 50; <text:span text:style-name="Source_20_Text">age</text:span>, which is an integer; and <text:span text:style-name="Source_20_Text">height</text:span>, which is a floating-point number. You could create an instance of this struct like so:</text:p>
      <text:p text:style-name="P58">arduino</text:p>
      <text:p text:style-name="Preformatted_20_Text"><text:span text:style-name="Source_20_Text">struct person p1;</text:span></text:p>
      <text:p text:style-name="Preformatted_20_Text"><text:span text:style-name="Source_20_Text">p1.age = 25;</text:span></text:p>
      <text:p text:style-name="Preformatted_20_Text"><text:span text:style-name="Source_20_Text">p1.height = 1.8;</text:span></text:p>
      <text:p text:style-name="P58"><text:span text:style-name="Source_20_Text">strcpy(p1.name, "John Smith");</text:span></text:p>
      <text:p text:style-name="Text_20_body"><text:soft-page-break/>In this case, we're creating a new variable <text:span text:style-name="Source_20_Text">p1</text:span> of type <text:span text:style-name="Source_20_Text">struct person</text:span> and setting the values of its <text:span text:style-name="Source_20_Text">age</text:span>, <text:span text:style-name="Source_20_Text">height</text:span>, and <text:span text:style-name="Source_20_Text">name</text:span> members.</text:p>
      <text:p text:style-name="Text_20_body"/>
      <text:p text:style-name="P62"><text:span text:style-name="T43">typedef</text:span> <text:span text:style-name="T43">struct</text:span> <text:span text:style-name="T44">s_list</text:span></text:p>
      <text:p text:style-name="P25">{</text:p>
      <text:p text:style-name="P25"><text:span text:style-name="T43">void</text:span> *<text:span text:style-name="T3">content</text:span>;</text:p>
      <text:p text:style-name="P25"><text:span text:style-name="T43">struct</text:span> <text:span text:style-name="T44">s_list</text:span> *<text:span text:style-name="T3">next</text:span>;</text:p>
      <text:p text:style-name="P25">} <text:span text:style-name="T44">t_list</text:span>;</text:p>
      <text:p text:style-name="P25"/>
      <text:p text:style-name="Text_20_body">This code is defining a struct called <text:span text:style-name="Source_20_Text">s_list</text:span> and then creating a typedef for it called <text:span text:style-name="Source_20_Text">t_list</text:span>. The <text:span text:style-name="Source_20_Text">typedef</text:span> keyword is used in C to create a new type alias, allowing you to define a custom data type with a simpler, more convenient name.</text:p>
      <text:p text:style-name="Text_20_body">The <text:span text:style-name="Source_20_Text">s_list</text:span> struct has two members:</text:p>
      <text:list xml:id="list2945815198" text:style-name="L3">
        <text:list-item>
          <text:p text:style-name="P69"><text:span text:style-name="Source_20_Text">content</text:span> is a pointer to void, which means it can point to any data type. This member is typically used to store the actual data that the node represents (e.g. a number, a string, a struct, etc.).</text:p>
        </text:list-item>
        <text:list-item>
          <text:p text:style-name="P68"><text:span text:style-name="Source_20_Text">next</text:span> is a pointer to another <text:span text:style-name="Source_20_Text">s_list</text:span> struct. This member is used to link nodes together in a linked list data structure.</text:p>
        </text:list-item>
      </text:list>
      <text:p text:style-name="Text_20_body">By defining the <text:span text:style-name="Source_20_Text">t_list</text:span> type as a typedef of <text:span text:style-name="Source_20_Text">s_list</text:span>, we can use <text:span text:style-name="Source_20_Text">t_list</text:span> as a simpler, more convenient name for <text:span text:style-name="Source_20_Text">struct s_list</text:span>. This allows us to declare variables of type <text:span text:style-name="Source_20_Text">t_list</text:span> instead of having to type out <text:span text:style-name="Source_20_Text">struct s_list</text:span> every time.</text:p>
      <text:p text:style-name="Text_20_body"/>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3T11:40:23.682047644</meta:creation-date>
    <meta:generator>LibreOffice/6.4.7.2$Linux_X86_64 LibreOffice_project/40$Build-2</meta:generator>
    <dc:date>2023-05-04T13:55:50.965847925</dc:date>
    <meta:editing-duration>PT6H46M47S</meta:editing-duration>
    <meta:editing-cycles>35</meta:editing-cycles>
    <meta:document-statistic meta:table-count="0" meta:image-count="0" meta:object-count="0" meta:page-count="10" meta:paragraph-count="163" meta:word-count="3783" meta:character-count="21327" meta:non-whitespace-character-count="17579"/>
  </office:meta>
</office:document-meta>
</file>